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Zeitableitung des Einheitsvektors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Es gilt:</text:p>
            <text:p/>
            <text:p/>
            <text:p/>
            <text:p/>
            <text:p/>
            <text:p/>
          </draw:text-box>
        </draw:frame>
        <draw:frame draw:style-name="gr1" draw:text-style-name="P1" draw:layer="layout" svg:width="12.8cm" svg:height="6.36cm" svg:x="7.099cm" svg:y="8.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5T13:12:32.78</meta:creation-date>
    <meta:editing-duration>PT13M19S</meta:editing-duration>
    <meta:editing-cycles>2</meta:editing-cycles>
    <dc:date>2013-06-05T13:41:02.21</dc:date>
    <meta:document-statistic meta:object-count="26"/>
    <meta:generator>LibreOffice/4.0.0.3$Windows_x86 LibreOffice_project/7545bee9c2a0782548772a21bc84a9dcc583b89</meta:generator>
  </office:meta>
</office:document-meta>
</file>

<file path=Object 1/content.xml><?xml version="1.0" encoding="utf-8"?>
<math xmlns="http://www.w3.org/1998/Math/MathML">
  <semantics>
    <mtable>
      <mtr>
        <mtd>
          <mrow>
            <mstyle mathvariant="bold">
              <mrow>
                <msub>
                  <mrow>
                    <mi>e</mi>
                  </mrow>
                  <mi>a</mi>
                </msub>
              </mrow>
            </mstyle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frac>
                <mrow>
                  <mstyle mathvariant="bold">
                    <mrow>
                      <mrow>
                        <mi>a</mi>
                      </mrow>
                    </mrow>
                  </mstyle>
                  <mrow>
                    <mo stretchy="false">(</mo>
                    <mrow>
                      <mi>t</mi>
                    </mrow>
                    <mo stretchy="false">)</mo>
                  </mrow>
                </mrow>
                <mrow>
                  <mfenced open="∣" close="∣">
                    <mrow>
                      <mrow>
                        <mstyle mathvariant="bold">
                          <mrow>
                            <mrow>
                              <mi>a</mi>
                            </mrow>
                          </mrow>
                        </mstyle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row>
                  </mfenced>
                </mrow>
              </mfrac>
            </mrow>
          </mrow>
        </mtd>
      </mtr>
      <mtr>
        <mtd>
          <mrow>
            <mstyle mathvariant="bold">
              <mrow>
                <msubsup>
                  <mrow>
                    <mi>e</mi>
                  </mrow>
                  <mi>a</mi>
                  <mn>2</mn>
                </msubsup>
              </mrow>
            </mstyle>
            <mrow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=</mo>
                <mn>1</mn>
              </mrow>
              <mo stretchy="false">=</mo>
              <mfrac>
                <mtext>d</mtext>
                <mrow>
                  <mtext>d</mtext>
                  <mi>t</mi>
                </mrow>
              </mfrac>
            </mrow>
            <mstyle mathvariant="bold">
              <mrow>
                <msubsup>
                  <mrow>
                    <mi>e</mi>
                  </mrow>
                  <mi>a</mi>
                  <mn>2</mn>
                </msubsup>
              </mrow>
            </mstyle>
            <mrow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=</mo>
                <mn>0</mn>
              </mrow>
              <mo stretchy="false">=</mo>
              <mn>2</mn>
            </mrow>
            <mstyle mathvariant="bold">
              <mrow>
                <msub>
                  <mrow>
                    <mi>e</mi>
                  </mrow>
                  <mi>a</mi>
                </msub>
              </mrow>
            </mstyle>
            <mrow>
              <mrow>
                <mo stretchy="false">(</mo>
                <mrow>
                  <mi>t</mi>
                </mrow>
                <mo stretchy="false">)</mo>
              </mrow>
              <mo stretchy="false">⋅</mo>
              <mover accent="true">
                <mrow>
                  <mstyle mathvariant="bold">
                    <mrow>
                      <msub>
                        <mrow>
                          <mi>e</mi>
                        </mrow>
                        <mi>a</mi>
                      </msub>
                    </mrow>
                  </mstyle>
                </mrow>
                <mo stretchy="false">˙</mo>
              </mover>
            </mrow>
            <mrow>
              <mo stretchy="false">(</mo>
              <mrow>
                <mi>t</mi>
              </mrow>
              <mo stretchy="false">)</mo>
            </mrow>
          </mrow>
        </mtd>
      </mtr>
      <mtr>
        <mtd>
          <mrow>
            <mphantom>
              <mstyle>
                <mrow>
                  <mrow>
                    <mn>.</mn>
                  </mrow>
                </mrow>
              </mstyle>
            </mphantom>
            <mo stretchy="false">⇒</mo>
            <mfrac>
              <mtext>d</mtext>
              <mrow>
                <mtext>d</mtext>
                <mi>t</mi>
              </mrow>
            </mfrac>
            <mstyle mathvariant="bold">
              <mrow>
                <msub>
                  <mrow>
                    <mi>e</mi>
                  </mrow>
                  <mi>a</mi>
                </msub>
              </mrow>
            </mstyle>
            <mrow>
              <mrow>
                <mo stretchy="false">(</mo>
                <mrow>
                  <mi>t</mi>
                </mrow>
                <mo stretchy="false">)</mo>
              </mrow>
              <mo stretchy="false">⊥</mo>
              <mstyle mathvariant="bold">
                <mrow>
                  <msub>
                    <mrow>
                      <mi>e</mi>
                    </mrow>
                    <mi>a</mi>
                  </msub>
                </mrow>
              </mstyle>
            </mrow>
            <mrow>
              <mo stretchy="false">(</mo>
              <mrow>
                <mi>t</mi>
              </mrow>
              <mo stretchy="false">)</mo>
            </mrow>
          </mrow>
        </mtd>
      </mtr>
    </mtable>
    <annotation encoding="StarMath 5.0">bold{e}_a(t) = {bold{a}(t)} over {left lline {bold{a}(t)} right rline} newline
bold{e}^2_a(t) = 1 = "d" over {"d"t} bold{e}^2_a(t) = 0 = 2 bold{e}_a(t) cdot dot{bold{e}_a}(t) newline
phantom {.} drarrow "d" over {"d"t} bold{e}_a(t) ortho bold{e}_a(t)</annotation>
  </semantics>
</math>
</file>